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f1c" officeooo:paragraph-rsid="0001bf1c"/>
    </style:style>
    <style:style style:name="P2" style:family="paragraph" style:parent-style-name="Standard">
      <style:text-properties officeooo:rsid="000248c3" officeooo:paragraph-rsid="00024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1 </text:p>
      <text:p text:style-name="P1">lets learn</text:p>
      <text:p text:style-name="P2">change 1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02T19:22:04.207000000</dc:date>
    <meta:editing-duration>PT2M52S</meta:editing-duration>
    <meta:editing-cycles>2</meta:editing-cycles>
    <meta:document-statistic meta:table-count="0" meta:image-count="0" meta:object-count="0" meta:page-count="1" meta:paragraph-count="3" meta:word-count="6" meta:character-count="24" meta:non-whitespace-character-count="20"/>
  </office:meta>
</office:document-meta>
</file>